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5">
      <style:paragraph-properties fo:margin-left="0cm" fo:margin-right="0.501cm" fo:margin-top="0cm" fo:margin-bottom="0cm" style:contextual-spacing="true" fo:line-height="100%" fo:text-align="justify" style:justify-single-word="false" fo:text-indent="1.501cm" style:auto-text-indent="false"/>
    </style:style>
    <style:style style:name="P2" style:family="paragraph" style:parent-style-name="Standard">
      <style:paragraph-properties fo:margin-left="0cm" fo:margin-right="0.501cm" fo:margin-top="0cm" fo:margin-bottom="0.021cm" style:contextual-spacing="false" fo:text-indent="0cm" style:auto-text-indent="false"/>
    </style:style>
    <style:style style:name="P3" style:family="paragraph" style:parent-style-name="Standard">
      <style:paragraph-properties fo:margin-left="0cm" fo:margin-right="0.501cm" fo:margin-top="0cm" fo:margin-bottom="0cm" style:contextual-spacing="false" fo:text-align="center" style:justify-single-word="false" fo:text-indent="-0.018cm" style:auto-text-indent="false"/>
    </style:style>
    <style:style style:name="P4" style:family="paragraph" style:parent-style-name="Standard">
      <style:paragraph-properties fo:margin-left="0.289cm" fo:margin-right="0.501cm" fo:margin-top="0cm" fo:margin-bottom="0cm" style:contextual-spacing="false" fo:text-align="center" style:justify-single-word="false" fo:text-indent="-0.018cm" style:auto-text-indent="false"/>
      <style:text-properties style:font-name="Times New Roman" fo:font-size="14pt" style:font-size-asian="14pt" style:font-name-complex="Times New Roman1"/>
    </style:style>
    <style:style style:name="P5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officeooo:paragraph-rsid="0000fb40" style:font-size-asian="14pt" style:font-name-complex="Times New Roman1" style:font-size-complex="14pt"/>
    </style:style>
    <style:style style:name="P8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rsid="0002ea8b" officeooo:paragraph-rsid="0002ea8b" style:font-size-asian="14pt" style:font-name-complex="Times New Roman1" style:font-size-complex="14pt"/>
    </style:style>
    <style:style style:name="P9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style:font-name="Times New Roman" fo:font-size="14pt" officeooo:paragraph-rsid="0000fb40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11" style:family="paragraph" style:parent-style-name="Standard">
      <style:paragraph-properties fo:margin-left="0cm" fo:margin-right="0.501cm" fo:margin-top="0cm" fo:margin-bottom="0.037cm" style:contextual-spacing="false" fo:text-indent="0cm" style:auto-text-indent="false"/>
      <style:text-properties style:font-name="Times New Roman" fo:font-size="14pt" style:font-name-asian="Times New Roman1" style:font-size-asian="14pt" style:font-name-complex="Times New Roman1"/>
    </style:style>
    <style:style style:name="P12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  <style:text-properties style:font-name="Times New Roman" fo:font-size="9pt" style:font-name-asian="Times New Roman1" style:font-size-asian="9pt" style:font-name-complex="Times New Roman1"/>
    </style:style>
    <style:style style:name="P13" style:family="paragraph" style:parent-style-name="Standard">
      <style:paragraph-properties fo:margin-left="0cm" fo:margin-right="0.501cm" fo:margin-top="0cm" fo:margin-bottom="0.03cm" style:contextual-spacing="false" fo:line-height="103%" fo:text-align="center" style:justify-single-word="false" fo:text-indent="0cm" style:auto-text-indent="false">
        <style:tab-stops>
          <style:tab-stop style:position="2.251cm"/>
        </style:tab-stops>
      </style:paragraph-properties>
    </style:style>
    <style:style style:name="P14" style:family="paragraph" style:parent-style-name="Standard">
      <style:paragraph-properties fo:margin-top="0cm" fo:margin-bottom="0.049cm" style:contextual-spacing="false"/>
    </style:style>
    <style:style style:name="P15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</style:style>
    <style:style style:name="P16" style:family="paragraph" style:parent-style-name="Standard" style:list-style-name="WWNum5">
      <style:paragraph-properties fo:margin-left="0cm" fo:margin-right="0.501cm" fo:margin-top="0cm" fo:margin-bottom="0cm" style:contextual-spacing="false" fo:line-height="100%" fo:text-align="justify" style:justify-single-word="false" fo:text-indent="1.499cm" style:auto-text-indent="false"/>
      <style:text-properties officeooo:paragraph-rsid="0000fb40"/>
    </style:style>
    <style:style style:name="P17" style:family="paragraph" style:parent-style-name="Standard">
      <style:paragraph-properties fo:margin-left="0cm" fo:margin-right="0.501cm" fo:margin-top="0cm" fo:margin-bottom="0cm" style:contextual-spacing="false" fo:line-height="100%" fo:text-align="justify" style:justify-single-word="false" fo:text-indent="1.501cm" style:auto-text-indent="false"/>
      <style:text-properties officeooo:paragraph-rsid="0000fb40"/>
    </style:style>
    <style:style style:name="P18" style:family="paragraph" style:parent-style-name="Standard">
      <style:paragraph-properties fo:margin-left="0cm" fo:margin-right="0.501cm" fo:margin-top="0cm" fo:margin-bottom="0.037cm" style:contextual-spacing="false" fo:text-indent="1.501cm" style:auto-text-indent="false"/>
    </style:style>
    <style:style style:name="P19" style:family="paragraph" style:parent-style-name="Standard">
      <style:paragraph-properties fo:margin-left="0cm" fo:margin-right="0.501cm" fo:margin-top="0cm" fo:margin-bottom="0.037cm" style:contextual-spacing="false" fo:text-indent="1.249cm" style:auto-text-indent="false"/>
    </style:style>
    <style:style style:name="P20" style:family="paragraph" style:parent-style-name="Standard">
      <style:paragraph-properties fo:margin-top="0cm" fo:margin-bottom="0.289cm" style:contextual-spacing="false" fo:text-align="justify" style:justify-single-word="false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0fb40" style:font-name-asian="Times New Roman1" style:font-size-asian="14pt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00fb40" style:font-size-asian="14pt" style:font-name-complex="Times New Roman1" style:font-size-complex="14pt"/>
    </style:style>
    <style:style style:name="T8" style:family="text">
      <style:text-properties style:font-name="Times New Roman" style:font-name-complex="Times New Roman1"/>
    </style:style>
    <style:style style:name="T9" style:family="text">
      <style:text-properties style:font-name="Times New Roman" fo:font-size="9pt" style:font-name-asian="Times New Roman1" style:font-size-asian="9pt" style:font-name-complex="Times New Roman1"/>
    </style:style>
    <style:style style:name="T10" style:family="text">
      <style:text-properties style:font-name="Times New Roman" fo:font-size="8pt" style:font-name-asian="Times New Roman1" style:font-size-asian="8pt" style:font-name-complex="Times New Roman1"/>
    </style:style>
    <style:style style:name="T11" style:family="text">
      <style:text-properties officeooo:rsid="0000fb40"/>
    </style:style>
    <style:style style:name="T12" style:family="text">
      <style:text-properties officeooo:rsid="00047b5e"/>
    </style:style>
    <style:style style:name="T13" style:family="text">
      <style:text-properties officeooo:rsid="00049f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<text:span text:style-name="T1">ТЕХНИЧЕСКОЕ ЗАДАНИЕ</text:span></text:p>
      <text:p text:style-name="P4"/>
      <text:p text:style-name="P13"><text:span text:style-name="T1">на разработку </text:span><text:span text:style-name="T3">мобильного приложения</text:span><text:span text:style-name="T1"> для ООО «»</text:span></text:p>
      <text:p text:style-name="P14"><text:span text:style-name="T1"><text:s/></text:span></text:p>
      <text:list xml:id="list2432750048" text:style-name="WWNum5">
        <text:list-item>
          <text:p text:style-name="P16"><text:span text:style-name="T4">Общие сведения об исполнителе: </text:span></text:p>
        </text:list-item>
      </text:list>
      <text:p text:style-name="P17"><text:span text:style-name="T6">Исполнителем является студент государственного бюджетного профессионального образовательного учреждения Ростовской области «Ростовский-на-Дону колледж связи и информатики» группы ПОКС–</text:span><text:span text:style-name="T7">44</text:span><text:span text:style-name="T6"> </text:span><text:span text:style-name="T7">Салий Олег Владимирович</text:span><text:span text:style-name="T6">.</text:span><text:bookmark text:name="_GoBack2"/></text:p>
      <text:p text:style-name="P7">Техническое задание разработано на основе информации, представленной в ходе переговоров с заказчиком.</text:p>
      <text:list xml:id="list160117790231341" text:continue-numbering="true" text:style-name="WWNum5">
        <text:list-item>
          <text:p text:style-name="P15"><text:span text:style-name="T4">Цель проекта:</text:span><text:span text:style-name="T2"> </text:span></text:p>
          <text:list>
            <text:list-header>
              <text:p text:style-name="P9"><text:s text:c="4"/>Целью разработки данного проекта является создание <text:span text:style-name="T11">мобильного приложения</text:span>, с возможностью <text:span text:style-name="T11">просмотра сотрудников компании и полной содержательной информацией о них.</text:span></text:p>
            </text:list-header>
          </text:list>
        </text:list-item>
        <text:list-item>
          <text:p text:style-name="P1"><text:span text:style-name="T5">Основные сведения о компании заказчика.</text:span></text:p>
        </text:list-item>
      </text:list>
      <text:p text:style-name="P5"/>
      <text:list xml:id="list160117450275828" text:continue-numbering="true" text:style-name="WWNum5">
        <text:list-item>
          <text:p text:style-name="P15"><text:span text:style-name="T4">Требования к программному продукту:</text:span><text:span text:style-name="T2"> </text:span></text:p>
        </text:list-item>
      </text:list>
      <text:p text:style-name="P8"><text:tab/>Внешний вид будет в стиле минимализма. Цветовая палитра: преобладать будет белый цвет. Допустимо использование пурпурного цвета. Цвет текста — черный и серый.</text:p>
      <text:p text:style-name="P8"><text:s text:c="2"/><text:tab/>- Главная страница приложения будет содержать краткую информацию о сотрудниках.</text:p>
      <text:p text:style-name="P8"><text:tab/>- <text:s/>Навигационное меню должен содержать общий список сотрудников, а так же пункты специальностей сотрудников.</text:p>
      <text:p text:style-name="P8"><text:tab/>- <text:s/>В шапке приложения будет содержать навигационное меню поиска по имени, тегу, почте и т.д.</text:p>
      <text:p text:style-name="P8"><text:tab/>- <text:span text:style-name="T12">При нажатии на сотрудника будет открываться профиль сотрудника с должностью, возрастом, датой рождения и номером телефона.</text:span></text:p>
      <text:p text:style-name="P8"><text:tab/>- <text:s/><text:span text:style-name="T12">Реализовать всплывающие окна с уведомлениями об успешном или не успешном <text:s/></text:span><text:tab/><text:span text:style-name="T12">действии.</text:span></text:p>
      <text:p text:style-name="P8"><text:tab/>- <text:span text:style-name="T12">При неправильном вводе данных сотрудника будет появляться предупреждение.</text:span></text:p>
      <text:p text:style-name="P8"><text:tab/>- <text:s/><text:span text:style-name="T12">Реализовать всплывающее окно с возможностью сортировки по <text:s/>алфавиту или дню рождения.</text:span></text:p>
      <text:p text:style-name="P8"><text:tab/>-</text:p>
      <text:p text:style-name="P6"/>
      <text:p text:style-name="P10"/>
      <text:p text:style-name="P18"><text:span text:style-name="T1">«___» _____________ 2022г.</text:span></text:p>
      <text:p text:style-name="P11"/>
      <text:p text:style-name="P19"><text:span text:style-name="T1">Директор <text:s text:c="2"/>____________________ Яблонский А.Ю.</text:span></text:p>
      <text:p text:style-name="P18"><text:span text:style-name="T9"><text:s text:c="50"/>(подпись) </text:span><text:span text:style-name="T10"><text:s text:c="101"/></text:span></text:p>
      <text:p text:style-name="P18"><text:span text:style-name="T9"><text:s text:c="54"/>М.П.</text:span></text:p>
      <text:p text:style-name="P12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cm" fo:margin-right="0.233cm" fo:margin-top="0cm" fo:margin-bottom="0.168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512cm" fo:margin-right="0cm" fo:margin-top="0cm" fo:margin-bottom="0cm" style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fo:font-weight="bold" style:font-name-asian="Arial1" style:font-family-asian="Arial" style:font-family-generic-asian="system" style:font-pitch-asian="variable" style:font-style-asian="italic" style:font-weight-asian="bold" style:font-name-complex="Arial1" style:font-family-complex="Arial" style:font-family-generic-complex="system" style:font-pitch-complex="variable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.353cm" fo:margin-bottom="0.353cm" style:contextual-spacing="false"/>
      <style:text-properties fo:font-size="12pt" style:font-size-asian="12pt" style:font-size-complex="12pt"/>
    </style:style>
    <style:style style:name="Quote" style:family="paragraph" style:parent-style-name="Standard" style:next-style-name="Standard" style:default-outline-level="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f2f2f2"/>
      <style:paragraph-properties fo:margin-left="1.27cm" fo:margin-right="1.27cm" fo:text-indent="0cm" style:auto-text-indent="false" fo:background-color="#f2f2f2" fo:padding-left="0.353cm" fo:padding-right="0.353cm" fo:padding-top="0.176cm" fo:padding-bottom="0.176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line-height="115%"/>
      <style:text-properties fo:color="#5b9bd5" loext:opacity="100%" fo:font-size="9pt" fo:font-weight="bold" style:font-size-asian="9pt" style:font-weight-asian="bold" style:font-size-complex="9pt" style:font-weight-complex="bold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default-outline-level="" style:class="index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 style:next-style-name="Standard" style:default-outline-level="">
      <style:paragraph-properties fo:margin-top="0cm" fo:margin-bottom="0cm" style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Endnote_20_Text_20_Char" style:display-name="Endnote Text Char" style:family="text">
      <style:text-properties fo:font-size="10pt" style:font-size-asian="10pt"/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Заголовок_20_Знак" style:display-name="Заголовок Знак" style:family="text" style:parent-style-name="Default_20_Paragraph_20_Font">
      <style:text-properties fo:font-size="24pt" style:font-size-asian="24pt" style:font-size-complex="24pt"/>
    </style:style>
    <style:style style:name="Подзаголовок_20_Знак" style:display-name="Подзаголовок Знак" style:family="text" style:parent-style-name="Default_20_Paragraph_20_Font">
      <style:text-properties fo:font-size="12pt" style:font-size-asian="12pt" style:font-size-complex="12pt"/>
    </style:style>
    <style:style style:name="Цитата_20_2_20_Знак" style:display-name="Цитата 2 Знак" style:family="text">
      <style:text-properties fo:font-style="italic" style:font-style-asian="italic"/>
    </style:style>
    <style:style style:name="Выделенная_20_цитата_20_Знак" style:display-name="Выделенная цитата Знак" style:family="text">
      <style:text-properties fo:font-style="italic" style:font-style-asian="italic"/>
    </style:style>
    <style:style style:name="Верхний_20_колонтитул_20_Знак" style:display-name="Верхний колонтитул Знак" style:family="text" style:parent-style-name="Default_20_Paragraph_20_Font"/>
    <style:style style:name="Footer_20_Char" style:display-name="Footer Char" style:family="text" style:parent-style-name="Default_20_Paragraph_20_Font"/>
    <style:style style:name="Нижний_20_колонтитул_20_Знак" style:display-name="Нижний колонтитул Знак" style:family="text"/>
    <style:style style:name="Текст_20_сноски_20_Знак" style:display-name="Текст сноски Знак" style:family="text">
      <style:text-properties fo:font-size="9pt" style:font-size-asian="9pt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 style:parent-style-name="Default_20_Paragraph_20_Font">
      <style:text-properties style:text-position="super 58%"/>
    </style:style>
    <style:style style:name="Текст_20_концевой_20_сноски_20_Знак" style:display-name="Текст концевой сноски Знак" style:family="text">
      <style:text-properties fo:font-size="10pt" style:font-size-asian="10pt"/>
    </style:style>
    <style:style style:name="Endnote_20_anchor" style:display-name="Endnote anchor" style:family="text">
      <style:text-properties style:text-position="super 58%"/>
    </style:style>
    <style:style style:name="Endnote_20_Characters" style:display-name="Endnote Characters" style:family="text" style:parent-style-name="Default_20_Paragraph_20_Font">
      <style:text-properties style:text-position="super 58%"/>
    </style:style>
    <style:style style:name="Заголовок_20_1_20_Знак" style:display-name="Заголовок 1 Знак" style:family="text">
      <style:text-properties fo:color="#000000" loext:opacity="100%" style:font-name="Times New Roman" fo:font-family="'Times New Roman'" style:font-family-generic="roman" style:font-pitch="variable" fo:font-size="18pt" style:font-name-asian="Times New Roman1" style:font-family-asian="'Times New Roman'" style:font-family-generic-asian="system" style:font-pitch-asian="variable" style:font-size-asian="18pt" style:font-name-complex="Times New Roman1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Абзац_20_списка_20_Знак" style:display-name="Абзац списка Знак" style:family="text">
      <style:text-properties fo:color="#000000" loext:opacity="100%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3.5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3.5pt" style:font-style-asian="normal" style:font-weight-asian="normal" style:font-name-complex="Times New Roman1" style:font-family-complex="'Times New Roman'" style:font-family-generic-complex="system" style:font-pitch-complex="variable" style:font-size-complex="13.5pt"/>
    </style:style>
    <style:style style:name="ListLabel_20_10" style:display-name="ListLabel 1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1" style:display-name="ListLabel 11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2" style:display-name="ListLabel 12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3" style:display-name="ListLabel 13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5" style:display-name="ListLabel 15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6" style:display-name="ListLabel 16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7" style:display-name="ListLabel 17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8" style:display-name="ListLabel 18" style:family="text">
      <style:text-properties fo:color="#000000" loext:opacity="100%" style:text-line-through-style="none" style:text-line-through-type="none" style:text-position="0% 100%" fo:font-size="11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 style:font-size-complex="11pt"/>
    </style:style>
    <style:style style:name="ListLabel_20_19" style:display-name="ListLabel 1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/>
    </style:style>
    <style:style style:name="ListLabel_20_37" style:display-name="ListLabel 37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46" style:display-name="ListLabel 46" style:family="text">
      <style:text-properties style:font-name-complex="Courier New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50" style:display-name="ListLabel 50" style:family="text">
      <style:text-properties style:font-name-complex="Courier New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margin-left="2.649cm"/>
        </style:list-level-properties>
      </text:list-level-style-number>
      <text:list-level-style-number text:level="2" text:style-name="ListLabel_20_2" loext:num-list-format="%2%" style:num-format="a" style:num-letter-sync="true">
        <style:list-level-properties text:list-level-position-and-space-mode="label-alignment">
          <style:list-level-label-alignment text:label-followed-by="listtab" fo:margin-left="3.124cm"/>
        </style:list-level-properties>
      </text:list-level-style-number>
      <text:list-level-style-number text:level="3" text:style-name="ListLabel_20_3" loext:num-list-format="%3%" style:num-format="i">
        <style:list-level-properties text:list-level-position-and-space-mode="label-alignment">
          <style:list-level-label-alignment text:label-followed-by="listtab" fo:margin-left="4.394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margin-left="5.664cm"/>
        </style:list-level-properties>
      </text:list-level-style-number>
      <text:list-level-style-number text:level="5" text:style-name="ListLabel_20_5" loext:num-list-format="%5%" style:num-format="a" style:num-letter-sync="true">
        <style:list-level-properties text:list-level-position-and-space-mode="label-alignment">
          <style:list-level-label-alignment text:label-followed-by="listtab" fo:margin-left="6.934cm"/>
        </style:list-level-properties>
      </text:list-level-style-number>
      <text:list-level-style-number text:level="6" text:style-name="ListLabel_20_6" loext:num-list-format="%6%" style:num-format="i">
        <style:list-level-properties text:list-level-position-and-space-mode="label-alignment">
          <style:list-level-label-alignment text:label-followed-by="listtab" fo:margin-left="8.204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margin-left="9.474cm"/>
        </style:list-level-properties>
      </text:list-level-style-number>
      <text:list-level-style-number text:level="8" text:style-name="ListLabel_20_8" loext:num-list-format="%8%" style:num-format="a" style:num-letter-sync="true">
        <style:list-level-properties text:list-level-position-and-space-mode="label-alignment">
          <style:list-level-label-alignment text:label-followed-by="listtab" fo:margin-left="10.744cm"/>
        </style:list-level-properties>
      </text:list-level-style-number>
      <text:list-level-style-number text:level="9" text:style-name="ListLabel_20_9" loext:num-list-format="%9%" style:num-format="i">
        <style:list-level-properties text:list-level-position-and-space-mode="label-alignment">
          <style:list-level-label-alignment text:label-followed-by="listtab" fo:margin-left="12.01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margin-left="1.004cm"/>
        </style:list-level-properties>
      </text:list-level-style-number>
      <text:list-level-style-bullet text:level="2" text:style-name="ListLabel_20_11" loext:num-list-format="–" style:num-suffix="–" text:bullet-char="–">
        <style:list-level-properties text:list-level-position-and-space-mode="label-alignment">
          <style:list-level-label-alignment text:label-followed-by="listtab" fo:margin-left="1.476cm"/>
        </style:list-level-properties>
        <style:text-properties fo:font-family="'Times New Roman'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margin-left="2.404cm"/>
        </style:list-level-properties>
        <style:text-properties fo:font-family="'Times New Roman'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margin-left="3.674cm"/>
        </style:list-level-properties>
        <style:text-properties fo:font-family="'Times New Roman'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margin-left="4.944cm"/>
        </style:list-level-properties>
        <style:text-properties fo:font-family="'Times New Roman'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margin-left="6.214cm"/>
        </style:list-level-properties>
        <style:text-properties fo:font-family="'Times New Roman'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margin-left="7.484cm"/>
        </style:list-level-properties>
        <style:text-properties fo:font-family="'Times New Roman'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margin-left="8.754cm"/>
        </style:list-level-properties>
        <style:text-properties fo:font-family="'Times New Roman'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margin-left="10.024cm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margin-left="1.109cm"/>
        </style:list-level-properties>
      </text:list-level-style-number>
      <text:list-level-style-bullet text:level="2" text:style-name="ListLabel_20_20" loext:num-list-format="–" style:num-suffix="–" text:bullet-char="–">
        <style:list-level-properties text:list-level-position-and-space-mode="label-alignment">
          <style:list-level-label-alignment text:label-followed-by="listtab" fo:margin-left="2.076cm"/>
        </style:list-level-properties>
        <style:text-properties fo:font-family="'Times New Roman'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margin-left="4.711cm"/>
        </style:list-level-properties>
        <style:text-properties fo:font-family="'Times New Roman'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margin-left="5.981cm"/>
        </style:list-level-properties>
        <style:text-properties fo:font-family="'Times New Roman'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margin-left="7.251cm"/>
        </style:list-level-properties>
        <style:text-properties fo:font-family="'Times New Roman'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margin-left="8.521cm"/>
        </style:list-level-properties>
        <style:text-properties fo:font-family="'Times New Roman'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margin-left="9.791cm"/>
        </style:list-level-properties>
        <style:text-properties fo:font-family="'Times New Roman'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margin-left="11.061cm"/>
        </style:list-level-properties>
        <style:text-properties fo:font-family="'Times New Roman'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margin-left="12.331cm"/>
        </style:list-level-properties>
        <style:text-properties fo:font-family="'Times New Roman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4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2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5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0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margin-left="2.812cm"/>
        </style:list-level-properties>
      </text:list-level-style-number>
      <text:list-level-style-number text:level="2" text:style-name="ListLabel_20_29" loext:num-list-format="%1%.%2%" style:num-format="1" text:display-levels="2">
        <style:list-level-properties text:list-level-position-and-space-mode="label-alignment">
          <style:list-level-label-alignment text:label-followed-by="listtab" fo:margin-left="4.082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3.408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4.678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5.948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7.218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8.488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9.758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11.02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Aria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1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Arial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5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Arial"/>
      </text:list-level-style-bullet>
      <text:list-level-style-bullet text:level="2" text:style-name="ListLabel_20_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49" loext:num-list-format="–" style:num-suffix="–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Arial"/>
      </text:list-level-style-bullet>
      <text:list-level-style-bullet text:level="2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02cm" fo:margin-bottom="0.601cm" fo:margin-left="1.998cm" fo:margin-right="0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Настя</meta:initial-creator>
    <meta:editing-cycles>13</meta:editing-cycles>
    <meta:creation-date>2022-06-11T14:48:00</meta:creation-date>
    <dc:date>2022-09-14T16:01:16.023292139</dc:date>
    <meta:editing-duration>PT4M58S</meta:editing-duration>
    <meta:generator>LibreOffice/7.2.7.2$Linux_X86_64 LibreOffice_project/20$Build-2</meta:generator>
    <meta:document-statistic meta:table-count="0" meta:image-count="0" meta:object-count="0" meta:page-count="1" meta:paragraph-count="23" meta:word-count="200" meta:character-count="1786" meta:non-whitespace-character-count="1378"/>
    <meta:user-defined meta:name="AppVersion">16.0000</meta:user-defined>
    <meta:template xlink:type="simple" xlink:actuate="onRequest" xlink:title="Normal.dotm" xlink:href=""/>
  </office:meta>
</office:document-meta>
</file>